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104cm" fo:min-width="9.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2cm" fo:min-width="7.546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967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2cm" fo:min-width="7.296cm"/>
    </style:style>
    <style:style style:name="gr13" style:family="graphic" style:parent-style-name="standard">
      <style:graphic-properties svg:stroke-width="0.035cm" draw:marker-start-width="0.353cm" draw:marker-end-width="0.353cm" draw:fill="solid" draw:fill-color="#ffffff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4" style:family="graphic" style:parent-style-name="standard">
      <style:graphic-properties svg:stroke-width="0.035cm" draw:marker-start-width="0.353cm" draw:marker-end-width="0.353cm" draw:fill="solid" draw:fill-color="#ffffff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5" style:family="graphic" style:parent-style-name="standard">
      <style:graphic-properties svg:stroke-width="0.035cm" draw:marker-start-width="0.353cm" draw:marker-end-width="0.353cm" draw:fill="solid" draw:fill-color="#000000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draw:marker-start-width="0.353cm" draw:marker-end="Arrow" draw:marker-end-width="0.353cm" draw:fill="none" draw:textarea-horizontal-align="center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draw:stroke="none" svg:stroke-width="0.035cm" svg:stroke-color="#000000" draw:marker-start-width="0.353cm" draw:marker-end-width="0.353cm" draw:fill="none" draw:fill-color="#ffffff" draw:textarea-horizontal-align="left" draw:auto-grow-height="true" draw:auto-grow-width="false" fo:min-height="0.58cm" fo:min-width="0cm"/>
    </style:style>
    <style:style style:name="gr18" style:family="graphic" style:parent-style-name="standard">
      <style:graphic-properties draw:stroke="none" svg:stroke-width="0.035cm" svg:stroke-color="#000000" draw:marker-start-width="0.353cm" draw:marker-end-width="0.353cm" draw:fill="none" draw:fill-color="#ffffff" draw:textarea-horizontal-align="left" draw:auto-grow-height="true" draw:auto-grow-width="false" fo:min-height="0.967cm" fo:min-width="0cm"/>
    </style:style>
    <style:style style:name="gr19" style:family="graphic" style:parent-style-name="standard">
      <style:graphic-properties draw:stroke="none" svg:stroke-width="0.035cm" svg:stroke-color="#000000" draw:marker-start-width="0.353cm" draw:marker-end-width="0.353cm" draw:fill="none" draw:fill-color="#ffffff" draw:textarea-horizontal-align="left" draw:textarea-vertical-align="middle" draw:auto-grow-height="true" draw:auto-grow-width="true" fo:min-height="10.948cm" fo:min-width="9.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P4" style:family="paragraph">
      <style:paragraph-properties fo:margin-top="0cm" fo:margin-bottom="0cm" fo:line-height="150%" fo:text-align="justify" style:text-autospace="none"/>
    </style:style>
    <style:style style:name="P5" style:family="paragraph">
      <style:paragraph-properties fo:margin-top="0cm" fo:margin-bottom="0cm"/>
    </style:style>
    <style:style style:name="P6" style:family="paragraph">
      <style:text-properties fo:font-family="'Times New Roman'" style:font-style-name="Курсив" style:font-family-generic="roman" style:font-pitch="variable" fo:font-size="12pt" style:text-underline-style="none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Курсив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paragraph-properties fo:margin-top="0.205cm" fo:margin-bottom="0.205cm"/>
    </style:style>
    <style:style style:name="T1" style:family="text"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2" style:family="text">
      <style:text-properties fo:color="#000000" fo:font-family="'Times New Roman'" style:font-family-generic="roman" style:font-pitch="variable" fo:font-size="12pt" style:font-size-asian="12pt" style:font-family-complex="'Times New Roman'" style:font-family-generic-complex="roman" style:font-pitch-complex="variable" style:font-size-complex="6.80000019073486pt"/>
    </style:style>
    <style:style style:name="T3" style:family="text">
      <style:text-properties fo:font-family="'Times New Roman'" style:font-style-name="Курсив" style:font-family-generic="roman" style:font-pitch="variable" fo:font-size="12pt" style:text-underline-style="none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'Times New Roman'" style:font-style-name="Курсив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fo:color="#000000" fo:font-family="'Times New Roman'" style:font-style-name="Курсив" style:font-family-generic="roman" style:font-pitch="variable" fo:font-size="12pt" style:text-underline-style="none" style:font-size-asian="12pt" style:font-family-complex="'Times New Roman'" style:font-family-generic-complex="roman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5cm" svg:height="1.5cm" svg:x="12.292cm" svg:y="9.091cm">
            <text:p text:style-name="P1"><text:span text:style-name="T1">Ожидание выбора</text:span></text:p>
            <text:p text:style-name="P1"><text:span text:style-name="T1">объекта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" draw:text-style-name="P2" draw:layer="layout" svg:width="3.5cm" svg:height="1.5cm" svg:x="7.042cm" svg:y="7.591cm">
            <text:p text:style-name="P1"><text:span text:style-name="T1">Просмотр</text:span></text:p>
            <text:p text:style-name="P1"><text:span text:style-name="T1">информации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1" draw:text-style-name="P2" xml:id="id2" draw:id="id2" draw:layer="layout" svg:width="3.5cm" svg:height="1.5cm" svg:x="2.292cm" svg:y="8.847cm">
            <text:p text:style-name="P1"><text:span text:style-name="T1">Ожидание </text:span></text:p>
            <text:p text:style-name="P1"><text:span text:style-name="T1">нажатия кнопки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g xml:id="id3" draw:id="id3">
            <draw:custom-shape draw:style-name="gr2" draw:text-style-name="P1" draw:layer="layout" svg:width="1cm" svg:height="1cm" svg:x="3.544cm" svg:y="12.09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5cm" svg:height="0.5cm" svg:x="3.809cm" svg:y="12.3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1" xml:id="id1" draw:id="id1" draw:layer="layout" svg:width="1cm" svg:height="1cm" svg:x="3.542cm" svg:y="6.5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3.5cm" svg:height="1.5cm" svg:x="7.042cm" svg:y="10.591cm">
            <text:p text:style-name="P1"><text:span text:style-name="T1">Ожидание выбора</text:span></text:p>
            <text:p text:style-name="P1"><text:span text:style-name="T1">категории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4" draw:text-style-name="P1" draw:layer="layout" svg:x1="4.042cm" svg:y1="7.591cm" svg:x2="4.042cm" svg:y2="8.847cm" draw:start-shape="id1" draw:start-glue-point="8" draw:end-shape="id2" draw:end-glue-point="4" svg:d="M4042 7591v1256">
            <text:p/>
          </draw:connector>
          <draw:path draw:style-name="gr4" draw:text-style-name="P1" draw:layer="layout" svg:width="0.499cm" svg:height="1.499cm" svg:x="9.542cm" svg:y="9.091cm" svg:viewBox="0 0 500 1500" svg:d="M0 1500c0 0 500-333 500-500 0-333-500-1000-500-1000">
            <text:p/>
          </draw:path>
          <draw:path draw:style-name="gr4" draw:text-style-name="P1" draw:layer="layout" svg:width="0.502cm" svg:height="1.499cm" svg:x="7.539cm" svg:y="9.091cm" svg:viewBox="0 0 503 1500" svg:d="M503 0c0 0-451 200-500 500s500 1000 500 1000">
            <text:p/>
          </draw:path>
          <draw:polyline draw:style-name="gr4" draw:text-style-name="P1" draw:layer="layout" svg:width="2.219cm" svg:height="1.243cm" svg:x="4.822cm" svg:y="10.347cm" svg:viewBox="0 0 2220 1244" draw:points="0,0 720,744 1130,997 2220,1244">
            <text:p/>
          </draw:polyline>
          <draw:path draw:style-name="gr4" draw:text-style-name="P1" draw:layer="layout" svg:width="3.249cm" svg:height="1.145cm" svg:x="10.542cm" svg:y="10.591cm" svg:viewBox="0 0 3250 1146" svg:d="M0 1139c0 0 524 56 1250-139 720-194 2000-1000 2000-1000">
            <text:p/>
          </draw:path>
          <draw:path draw:style-name="gr4" draw:text-style-name="P1" draw:layer="layout" svg:width="1.749cm" svg:height="0.935cm" svg:x="10.542cm" svg:y="9.994cm" svg:viewBox="0 0 1750 936" svg:d="M1750 97c0 0-698-218-1000 0-382 276-750 839-750 839">
            <text:p/>
          </draw:path>
          <draw:path draw:style-name="gr4" draw:text-style-name="P1" draw:layer="layout" svg:width="2.895cm" svg:height="1.149cm" svg:x="10.542cm" svg:y="7.941cm" svg:viewBox="0 0 2896 1150" svg:d="M2896 1150c0 0-935-778-1646-1000-804-251-1250-112-1250-112">
            <text:p/>
          </draw:path>
          <draw:path draw:style-name="gr4" draw:text-style-name="P1" draw:layer="layout" svg:width="1.749cm" svg:height="0.927cm" svg:x="10.542cm" svg:y="8.725cm" svg:viewBox="0 0 1750 928" svg:d="M0 0c0 0 403 707 750 866 303 139 1000 0 1000 0">
            <text:p/>
          </draw:path>
          <draw:connector draw:style-name="gr4" draw:text-style-name="P1" draw:layer="layout" svg:x1="4.042cm" svg:y1="10.347cm" svg:x2="4.044cm" svg:y2="12.091cm" draw:start-shape="id2" draw:start-glue-point="6" draw:end-shape="id3" draw:end-glue-point="0" svg:d="M4042 10347v873h2v871">
            <text:p/>
          </draw:connector>
          <draw:frame draw:style-name="gr5" draw:text-style-name="P3" draw:layer="layout" svg:width="1cm" svg:height="0.83cm" svg:x="9.292cm" svg:y="9.761cm">
            <draw:text-box>
              <text:p><text:span text:style-name="T1">С5</text:span></text:p>
            </draw:text-box>
          </draw:frame>
          <draw:frame draw:style-name="gr5" draw:text-style-name="P3" draw:layer="layout" svg:width="1cm" svg:height="0.83cm" svg:x="6.792cm" svg:y="9.261cm">
            <draw:text-box>
              <text:p><text:span text:style-name="T1">С3</text:span></text:p>
            </draw:text-box>
          </draw:frame>
          <draw:frame draw:style-name="gr5" draw:text-style-name="P3" draw:layer="layout" svg:width="1cm" svg:height="0.83cm" svg:x="10.792cm" svg:y="8.761cm">
            <draw:text-box>
              <text:p><text:span text:style-name="T1">С3</text:span></text:p>
            </draw:text-box>
          </draw:frame>
          <draw:frame draw:style-name="gr5" draw:text-style-name="P3" draw:layer="layout" svg:width="1cm" svg:height="0.83cm" svg:x="10.792cm" svg:y="10.261cm">
            <draw:text-box>
              <text:p><text:span text:style-name="T1">С3</text:span></text:p>
            </draw:text-box>
          </draw:frame>
          <draw:frame draw:style-name="gr5" draw:text-style-name="P3" draw:layer="layout" svg:width="1cm" svg:height="0.83cm" svg:x="11.792cm" svg:y="11.591cm">
            <draw:text-box>
              <text:p><text:span text:style-name="T1">С2</text:span></text:p>
            </draw:text-box>
          </draw:frame>
          <draw:frame draw:style-name="gr5" draw:text-style-name="P3" draw:layer="layout" svg:width="1cm" svg:height="0.83cm" svg:x="10.792cm" svg:y="7.261cm">
            <draw:text-box>
              <text:p><text:span text:style-name="T1">С4</text:span></text:p>
            </draw:text-box>
          </draw:frame>
          <draw:frame draw:style-name="gr5" draw:text-style-name="P3" draw:layer="layout" svg:width="1cm" svg:height="0.83cm" svg:x="5.292cm" svg:y="10.591cm">
            <draw:text-box>
              <text:p><text:span text:style-name="T1">С1</text:span></text:p>
            </draw:text-box>
          </draw:frame>
          <draw:frame draw:style-name="gr5" draw:text-style-name="P3" draw:layer="layout" svg:width="1cm" svg:height="0.83cm" svg:x="3.292cm" svg:y="10.761cm">
            <draw:text-box>
              <text:p><text:span text:style-name="T1">С6</text:span></text:p>
            </draw:text-box>
          </draw:frame>
          <draw:path draw:style-name="gr4" draw:text-style-name="P1" draw:layer="layout" svg:width="1.499cm" svg:height="0.999cm" svg:x="5.792cm" svg:y="9.591cm" svg:viewBox="0 0 1500 1000" svg:d="M1500 1000c0 0-309-362-500-500-302-218-1000-500-1000-500">
            <text:p/>
          </draw:path>
          <draw:frame draw:style-name="gr5" draw:text-style-name="P3" draw:layer="layout" svg:width="1cm" svg:height="0.83cm" svg:x="6.292cm" svg:y="10.091cm">
            <draw:text-box>
              <text:p><text:span text:style-name="T1">С3</text:span></text:p>
            </draw:text-box>
          </draw:frame>
        </draw:g>
        <draw:frame draw:style-name="gr6" draw:text-style-name="P5" draw:layer="layout" svg:width="10.04cm" svg:height="4.354cm" svg:x="3.654cm" svg:y="22.455cm">
          <draw:text-box>
            <text:p text:style-name="P4"><text:span text:style-name="T2">С1 – Нажатие кнопки Энциклопедия</text:span></text:p>
            <text:p text:style-name="P4"><text:span text:style-name="T2">С2 – Выбор категории, имеющей список объектов</text:span></text:p>
            <text:p text:style-name="P4"><text:span text:style-name="T2">С3 - Нажатие кнопки Назад</text:span></text:p>
            <text:p text:style-name="P4"><text:span text:style-name="T2">С4 – Выбор объекта</text:span></text:p>
            <text:p text:style-name="P4"><text:span text:style-name="T2">С5 – Выбор категории, не имеющей списка объектов</text:span></text:p>
            <text:p text:style-name="P4"><text:span text:style-name="T2">С6 – Нажатие кнопки Выход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3.5cm" svg:height="1.5cm" svg:x="11cm" svg:y="7.543cm">
          <text:p text:style-name="P1"><text:span text:style-name="T1">Ожидание</text:span></text:p>
          <text:p text:style-name="P1"><text:span text:style-name="T1">подтверждения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3.5cm" svg:height="1.5cm" svg:x="5.5cm" svg:y="5.043cm">
          <text:p text:style-name="P1"><text:span text:style-name="T1">Ожидание</text:span></text:p>
          <text:p text:style-name="P1"><text:span text:style-name="T1">нажатия кнопки </text:span></text:p>
          <text:p text:style-name="P1"><text:span text:style-name="T1">статистик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" draw:layer="layout" svg:width="0.502cm" svg:height="1.204cm" svg:x="3.5cm" svg:y="4cm">
          <draw:text-box>
            <text:p/>
          </draw:text-box>
        </draw:frame>
        <draw:custom-shape draw:style-name="gr1" draw:text-style-name="P2" xml:id="id5" draw:id="id5" draw:layer="layout" svg:width="3.5cm" svg:height="1.5cm" svg:x="1.5cm" svg:y="5.043cm">
          <text:p text:style-name="P1"><text:span text:style-name="T1">Ожидание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6" draw:id="id6">
          <draw:custom-shape draw:style-name="gr2" draw:text-style-name="P1" draw:layer="layout" svg:width="1cm" svg:height="1cm" svg:x="2.752cm" svg:y="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3.017cm" svg:y="8.2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xml:id="id4" draw:id="id4" draw:layer="layout" svg:width="1cm" svg:height="1cm" svg:x="2.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.25cm" svg:y1="4cm" svg:x2="3.25cm" svg:y2="5.043cm" draw:start-shape="id4" draw:start-glue-point="8" draw:end-shape="id5" draw:end-glue-point="4" svg:d="M3250 4000v1043">
          <text:p/>
        </draw:connector>
        <draw:connector draw:style-name="gr4" draw:text-style-name="P1" draw:layer="layout" svg:x1="3.25cm" svg:y1="6.543cm" svg:x2="3.252cm" svg:y2="8.043cm" draw:start-shape="id5" draw:start-glue-point="6" draw:end-shape="id6" draw:end-glue-point="0" svg:d="M3250 6543v751h2v749">
          <text:p/>
        </draw:connector>
        <draw:frame draw:style-name="gr8" draw:text-style-name="P3" draw:layer="layout" svg:width="1.268cm" svg:height="1.5cm" svg:x="2.232cm" svg:y="6.713cm">
          <draw:text-box>
            <text:p><text:span text:style-name="T1">С7</text:span></text:p>
          </draw:text-box>
        </draw:frame>
        <draw:custom-shape draw:style-name="gr1" draw:text-style-name="P2" draw:layer="layout" svg:width="3.5cm" svg:height="1.5cm" svg:x="9.5cm" svg:y="5.043cm">
          <text:p text:style-name="P1"><text:span text:style-name="T1">Просмотр</text:span></text:p>
          <text:p text:style-name="P1"><text:span text:style-name="T1">статстики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ath draw:style-name="gr4" draw:text-style-name="P1" draw:layer="layout" svg:width="1.499cm" svg:height="0.503cm" svg:x="4.5cm" svg:y="4.539cm" svg:viewBox="0 0 1500 504" svg:d="M0 504c0 0 267-462 500-500 368-59 1000 500 1000 500">
          <text:p/>
        </draw:path>
        <draw:path draw:style-name="gr4" draw:text-style-name="P1" draw:layer="layout" svg:width="1.499cm" svg:height="0.503cm" svg:x="4.5cm" svg:y="6.543cm" svg:viewBox="0 0 1500 504" svg:d="M1500 0c0 0-267 462-500 500-368 60-1000-500-1000-500">
          <text:p/>
        </draw:path>
        <draw:path draw:style-name="gr4" draw:text-style-name="P1" draw:layer="layout" svg:width="1.499cm" svg:height="0.503cm" svg:x="8.5cm" svg:y="4.539cm" svg:viewBox="0 0 1500 504" svg:d="M0 504c0 0 267-462 500-500 368-59 1000 500 1000 500">
          <text:p/>
        </draw:path>
        <draw:path draw:style-name="gr4" draw:text-style-name="P1" draw:layer="layout" svg:width="1.499cm" svg:height="0.503cm" svg:x="8.5cm" svg:y="6.539cm" svg:viewBox="0 0 1500 504" svg:d="M1500 0c0 0-267 462-500 500-368 60-1000-500-1000-500">
          <text:p/>
        </draw:path>
        <draw:frame draw:style-name="gr8" draw:text-style-name="P3" draw:layer="layout" svg:width="1cm" svg:height="1.5cm" svg:x="4.5cm" svg:y="4.543cm">
          <draw:text-box>
            <text:p><text:span text:style-name="T1">С1</text:span></text:p>
          </draw:text-box>
        </draw:frame>
        <draw:frame draw:style-name="gr8" draw:text-style-name="P3" draw:layer="layout" svg:width="1cm" svg:height="1.5cm" svg:x="5cm" svg:y="6.213cm">
          <draw:text-box>
            <text:p><text:span text:style-name="T1">С2</text:span></text:p>
          </draw:text-box>
        </draw:frame>
        <draw:frame draw:style-name="gr8" draw:text-style-name="P3" draw:layer="layout" svg:width="1cm" svg:height="1.5cm" svg:x="8.5cm" svg:y="4.543cm">
          <draw:text-box>
            <text:p><text:span text:style-name="T1">С3</text:span></text:p>
          </draw:text-box>
        </draw:frame>
        <draw:frame draw:style-name="gr8" draw:text-style-name="P3" draw:layer="layout" svg:width="1cm" svg:height="1.5cm" svg:x="9cm" svg:y="6.213cm">
          <draw:text-box>
            <text:p><text:span text:style-name="T1">С2</text:span></text:p>
          </draw:text-box>
        </draw:frame>
        <draw:frame draw:style-name="gr9" draw:text-style-name="P3" draw:layer="layout" svg:width="1cm" svg:height="0.734cm" svg:x="13cm" svg:y="6.043cm">
          <draw:text-box>
            <text:p><text:span text:style-name="T1">С4</text:span></text:p>
          </draw:text-box>
        </draw:frame>
        <draw:path draw:style-name="gr4" draw:text-style-name="P1" draw:layer="layout" svg:width="1.077cm" svg:height="1.999cm" svg:x="13cm" svg:y="5.543cm" svg:viewBox="0 0 1078 2000" svg:d="M0 0c0 0 804 183 1000 500 175 284 0 1500 0 1500">
          <text:p/>
        </draw:path>
        <draw:path draw:style-name="gr4" draw:text-style-name="P1" draw:layer="layout" svg:width="0.527cm" svg:height="0.999cm" svg:x="12cm" svg:y="6.543cm" svg:viewBox="0 0 528 1000" svg:d="M500 1000c0 0 64-346 0-500-90-218-500-500-500-500">
          <text:p/>
        </draw:path>
        <draw:path draw:style-name="gr4" draw:text-style-name="P1" draw:layer="layout" svg:width="0.527cm" svg:height="0.999cm" svg:x="10.972cm" svg:y="6.543cm" svg:viewBox="0 0 528 1000" svg:d="M528 1000c0 0-409-282-500-500-63-154 0-500 0-500">
          <text:p/>
        </draw:path>
        <draw:frame draw:style-name="gr9" draw:text-style-name="P3" draw:layer="layout" svg:width="1cm" svg:height="0.734cm" svg:x="12.339cm" svg:y="6.98cm">
          <draw:text-box>
            <text:p><text:span text:style-name="T1">С5</text:span></text:p>
          </draw:text-box>
        </draw:frame>
        <draw:frame draw:style-name="gr9" draw:text-style-name="P3" draw:layer="layout" svg:width="1cm" svg:height="0.734cm" svg:x="10.354cm" svg:y="7.008cm">
          <draw:text-box>
            <text:p><text:span text:style-name="T1">С6</text:span></text:p>
          </draw:text-box>
        </draw:frame>
        <draw:frame draw:style-name="gr10" draw:text-style-name="P6" draw:layer="layout" svg:width="8.046cm" svg:height="3.632cm" svg:x="3.954cm" svg:y="10.846cm">
          <draw:text-box>
            <text:p><text:span text:style-name="T3">C1 – Нажатие кнопки Игра</text:span></text:p>
            <text:p><text:span text:style-name="T3">С2 – Нажатие кнопки Назад</text:span></text:p>
            <text:p><text:span text:style-name="T3">С3 – Нажатие кнопки Статистика</text:span></text:p>
            <text:p><text:span text:style-name="T3">С4 – Нажатие кнопки Удалить статистику</text:span></text:p>
            <text:p><text:span text:style-name="T3">С5 – Нажалие кнопки Да</text:span></text:p>
            <text:p><text:span text:style-name="T3">С6 – Нажатие кнопки Нет</text:span></text:p>
            <text:p><text:span text:style-name="T3">С7 – Нажатие кнопки Выход</text:span></text:p>
          </draw:text-box>
        </draw:frame>
      </draw:page>
      <draw:page draw:name="page3" draw:style-name="dp1" draw:master-page-name="Default">
        <draw:custom-shape draw:style-name="gr1" draw:text-style-name="P2" draw:layer="layout" svg:width="3.5cm" svg:height="1.5cm" svg:x="10.225cm" svg:y="4.92cm">
          <text:p text:style-name="P1"><text:span text:style-name="T1">Ожидание выбора</text:span></text:p>
          <text:p text:style-name="P1"><text:span text:style-name="T1">темы игр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3.5cm" svg:height="1.5cm" svg:x="6.225cm" svg:y="4.92cm">
          <text:p text:style-name="P1"><text:span text:style-name="T1">Ожидание</text:span></text:p>
          <text:p text:style-name="P1"><text:span text:style-name="T1">нажатия кнопки</text:span></text:p>
          <text:p text:style-name="P1"><text:span text:style-name="T1">начать игру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3.5cm" svg:height="1.5cm" svg:x="2.225cm" svg:y="4.92cm">
          <text:p text:style-name="P1"><text:span text:style-name="T1">Ожидание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9" draw:id="id9">
          <draw:custom-shape draw:style-name="gr2" draw:text-style-name="P1" draw:layer="layout" svg:width="1cm" svg:height="1cm" svg:x="3.477cm" svg:y="7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5cm" svg:height="0.5cm" svg:x="3.742cm" svg:y="8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1" xml:id="id7" draw:id="id7" draw:layer="layout" svg:width="1cm" svg:height="1cm" svg:x="3.475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3.975cm" svg:y1="3.778cm" svg:x2="3.975cm" svg:y2="4.92cm" draw:start-shape="id7" draw:start-glue-point="8" draw:end-shape="id8" draw:end-glue-point="4" svg:d="M3975 3778v1142">
          <text:p/>
        </draw:connector>
        <draw:connector draw:style-name="gr4" draw:text-style-name="P1" draw:layer="layout" svg:x1="3.975cm" svg:y1="6.42cm" svg:x2="3.977cm" svg:y2="7.92cm" draw:start-shape="id8" draw:start-glue-point="6" draw:end-shape="id9" draw:end-glue-point="0" svg:d="M3975 6420v751h2v749">
          <text:p/>
        </draw:connector>
        <draw:custom-shape draw:style-name="gr1" draw:text-style-name="P2" draw:layer="layout" svg:width="3.5cm" svg:height="1.5cm" svg:x="14.225cm" svg:y="4.92cm">
          <text:p text:style-name="P1"><text:span text:style-name="T1">Ожидание выбора</text:span></text:p>
          <text:p text:style-name="P1"><text:span text:style-name="T1">ответ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ath draw:style-name="gr4" draw:text-style-name="P1" draw:layer="layout" svg:width="1.499cm" svg:height="0.503cm" svg:x="9.225cm" svg:y="4.42cm" svg:viewBox="0 0 1500 504" svg:d="M0 504c0 0 267-462 500-500 368-59 1000 500 1000 500">
          <text:p/>
        </draw:path>
        <draw:frame draw:style-name="gr8" draw:text-style-name="P3" draw:layer="layout" svg:width="1cm" svg:height="1.5cm" svg:x="9.225cm" svg:y="4.424cm">
          <draw:text-box>
            <text:p><text:span text:style-name="T1">С3</text:span></text:p>
          </draw:text-box>
        </draw:frame>
        <draw:path draw:style-name="gr4" draw:text-style-name="P1" draw:layer="layout" svg:width="1.499cm" svg:height="0.503cm" svg:x="5.225cm" svg:y="4.416cm" svg:viewBox="0 0 1500 504" svg:d="M0 504c0 0 267-462 500-500 368-59 1000 500 1000 500">
          <text:p/>
        </draw:path>
        <draw:frame draw:style-name="gr8" draw:text-style-name="P3" draw:layer="layout" svg:width="1cm" svg:height="1.5cm" svg:x="5.225cm" svg:y="4.42cm">
          <draw:text-box>
            <text:p><text:span text:style-name="T1">С1</text:span></text:p>
          </draw:text-box>
        </draw:frame>
        <draw:path draw:style-name="gr4" draw:text-style-name="P1" draw:layer="layout" svg:width="1.499cm" svg:height="0.503cm" svg:x="13.225cm" svg:y="4.42cm" svg:viewBox="0 0 1500 504" svg:d="M0 504c0 0 267-462 500-500 368-59 1000 500 1000 500">
          <text:p/>
        </draw:path>
        <draw:frame draw:style-name="gr8" draw:text-style-name="P3" draw:layer="layout" svg:width="1cm" svg:height="1.5cm" svg:x="13.225cm" svg:y="4.424cm">
          <draw:text-box>
            <text:p><text:span text:style-name="T1">С4</text:span></text:p>
          </draw:text-box>
        </draw:frame>
        <draw:path draw:style-name="gr4" draw:text-style-name="P1" draw:layer="layout" svg:width="1.499cm" svg:height="0.503cm" svg:x="5.089cm" svg:y="6.441cm" svg:viewBox="0 0 1500 504" svg:d="M1500 0c0 0-267 462-500 500-368 60-1000-500-1000-500">
          <text:p/>
        </draw:path>
        <draw:frame draw:style-name="gr8" draw:text-style-name="P3" draw:layer="layout" svg:width="1cm" svg:height="1.5cm" svg:x="5.589cm" svg:y="6.111cm">
          <draw:text-box>
            <text:p><text:span text:style-name="T1">С2</text:span></text:p>
          </draw:text-box>
        </draw:frame>
        <draw:path draw:style-name="gr4" draw:text-style-name="P1" draw:layer="layout" svg:width="1.499cm" svg:height="0.503cm" svg:x="9.031cm" svg:y="6.468cm" svg:viewBox="0 0 1500 504" svg:d="M1500 0c0 0-267 462-500 500-368 60-1000-500-1000-500">
          <text:p/>
        </draw:path>
        <draw:frame draw:style-name="gr8" draw:text-style-name="P3" draw:layer="layout" svg:width="1cm" svg:height="1.5cm" svg:x="9.531cm" svg:y="6.138cm">
          <draw:text-box>
            <text:p><text:span text:style-name="T1">С2</text:span></text:p>
          </draw:text-box>
        </draw:frame>
        <draw:path draw:style-name="gr4" draw:text-style-name="P1" draw:layer="layout" svg:width="1.499cm" svg:height="0.503cm" svg:x="13.221cm" svg:y="6.414cm" svg:viewBox="0 0 1500 504" svg:d="M1500 0c0 0-267 462-500 500-368 60-1000-500-1000-500">
          <text:p/>
        </draw:path>
        <draw:path draw:style-name="gr4" draw:text-style-name="P1" draw:layer="layout" svg:width="0.974cm" svg:height="1.857cm" svg:x="15.75cm" svg:y="6.42cm" svg:viewBox="0 0 975 1858" svg:d="M13 0c0 0-141 1858 500 1858 500 0 461-1858 461-1858">
          <text:p/>
        </draw:path>
        <draw:custom-shape draw:style-name="gr1" draw:text-style-name="P2" draw:layer="layout" svg:width="3.5cm" svg:height="1.5cm" svg:x="13.225cm" svg:y="2.278cm">
          <text:p text:style-name="P1"><text:span text:style-name="T1">Просмотр</text:span></text:p>
          <text:p text:style-name="P1"><text:span text:style-name="T1">результат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path draw:style-name="gr4" draw:text-style-name="P1" draw:layer="layout" svg:width="0.51cm" svg:height="1.141cm" svg:x="16.225cm" svg:y="3.778cm" svg:viewBox="0 0 511 1142" svg:d="M347 1142c0 0 213-430 153-642-64-227-500-500-500-500">
          <text:p/>
        </draw:path>
        <draw:path draw:style-name="gr4" draw:text-style-name="P1" draw:layer="layout" svg:width="0.999cm" svg:height="1.641cm" svg:x="12.225cm" svg:y="3.278cm" svg:viewBox="0 0 1000 1642" svg:d="M1000 0c0 0-304 183-500 500-200 324-500 1142-500 1142">
          <text:p/>
        </draw:path>
        <draw:frame draw:style-name="gr9" draw:text-style-name="P3" draw:layer="layout" svg:width="1cm" svg:height="0.734cm" svg:x="15.725cm" svg:y="7.278cm">
          <draw:text-box>
            <text:p><text:span text:style-name="T1">С5</text:span></text:p>
          </draw:text-box>
        </draw:frame>
        <draw:frame draw:style-name="gr9" draw:text-style-name="P3" draw:layer="layout" svg:width="1cm" svg:height="0.734cm" svg:x="16.725cm" svg:y="3.778cm">
          <draw:text-box>
            <text:p><text:span text:style-name="T1">С6</text:span></text:p>
          </draw:text-box>
        </draw:frame>
        <draw:frame draw:style-name="gr9" draw:text-style-name="P3" draw:layer="layout" svg:width="1cm" svg:height="0.734cm" svg:x="13.5cm" svg:y="6.266cm">
          <draw:text-box>
            <text:p><text:span text:style-name="T1">С2</text:span></text:p>
          </draw:text-box>
        </draw:frame>
        <draw:frame draw:style-name="gr9" draw:text-style-name="P3" draw:layer="layout" svg:width="1cm" svg:height="0.734cm" svg:x="11.725cm" svg:y="3.278cm">
          <draw:text-box>
            <text:p><text:span text:style-name="T1">С2</text:span></text:p>
          </draw:text-box>
        </draw:frame>
        <draw:frame draw:style-name="gr11" draw:text-style-name="P8" draw:layer="layout" svg:width="1.213cm" svg:height="1.217cm" svg:x="3.012cm" svg:y="6.59cm">
          <draw:text-box>
            <text:p text:style-name="P7"><text:span text:style-name="T4">С7</text:span></text:p>
          </draw:text-box>
        </draw:frame>
        <draw:frame draw:style-name="gr7" draw:text-style-name="P9" draw:layer="layout" svg:width="0.502cm" svg:height="1.204cm" svg:x="6.449cm" svg:y="11.934cm">
          <draw:text-box>
            <text:p/>
          </draw:text-box>
        </draw:frame>
        <draw:frame draw:style-name="gr12" draw:text-style-name="P6" draw:layer="layout" svg:width="7.796cm" svg:height="3.632cm" svg:x="5cm" svg:y="13.578cm">
          <draw:text-box>
            <text:p><text:span text:style-name="T3">C1 – Нажатие кнопки Игра</text:span></text:p>
            <text:p><text:span text:style-name="T3">С2 – Нажатие кнопки Назад</text:span></text:p>
            <text:p><text:span text:style-name="T3">С3 – Нажатие кнопки Начать игру</text:span></text:p>
            <text:p><text:span text:style-name="T3">С4 – Выбор темы</text:span></text:p>
            <text:p><text:span text:style-name="T3">С5 – Выбор ответа</text:span></text:p>
            <text:p><text:span text:style-name="T3">С6 – Выбор ответа на последний вопрос</text:span></text:p>
            <text:p><text:span text:style-name="T3">С7 – Нажатие кнопки Выход</text:span></text:p>
          </draw:text-box>
        </draw:frame>
        <draw:frame draw:style-name="gr7" draw:text-style-name="P9" draw:layer="layout" svg:width="0.502cm" svg:height="1.204cm" svg:x="5cm" svg:y="16.5cm">
          <draw:text-box>
            <text:p/>
          </draw:text-box>
        </draw:frame>
      </draw:page>
      <draw:page draw:name="page4" draw:style-name="dp1" draw:master-page-name="Default">
        <draw:custom-shape draw:style-name="gr13" draw:text-style-name="P2" draw:layer="layout" svg:width="3.5cm" svg:height="1.5cm" svg:x="12.932cm" svg:y="3.321cm">
          <text:p text:style-name="P1"><text:span text:style-name="T1">Ожидание выбора</text:span></text:p>
          <text:p text:style-name="P1"><text:span text:style-name="T1">объекта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2" draw:layer="layout" svg:width="3.5cm" svg:height="1.5cm" svg:x="7.682cm" svg:y="1.821cm">
          <text:p text:style-name="P1"><text:span text:style-name="T1">Просмотр</text:span></text:p>
          <text:p text:style-name="P1"><text:span text:style-name="T1">информации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2" xml:id="id11" draw:id="id11" draw:layer="layout" svg:width="3.5cm" svg:height="1.5cm" svg:x="3.995cm" svg:y="6.86cm">
          <text:p text:style-name="P1"><text:span text:style-name="T1">Ожидание </text:span></text:p>
          <text:p text:style-name="P1"><text:span text:style-name="T1">нажатия кнопки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12" draw:id="id12">
          <draw:custom-shape draw:style-name="gr14" draw:text-style-name="P1" draw:layer="layout" svg:width="1cm" svg:height="1cm" svg:x="5.247cm" svg:y="10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cm" svg:height="0.5cm" svg:x="5.512cm" svg:y="1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" xml:id="id10" draw:id="id10" draw:layer="layout" svg:width="1cm" svg:height="1cm" svg:x="5.245cm" svg:y="4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5cm" svg:height="1.5cm" svg:x="7.682cm" svg:y="4.821cm">
          <text:p text:style-name="P1"><text:span text:style-name="T1">Ожидание выбора</text:span></text:p>
          <text:p text:style-name="P1"><text:span text:style-name="T1">категории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1" draw:layer="layout" svg:x1="5.745cm" svg:y1="5.604cm" svg:x2="5.745cm" svg:y2="6.86cm" draw:start-shape="id10" draw:start-glue-point="8" draw:end-shape="id11" draw:end-glue-point="4" svg:d="M5745 5604v1256">
          <text:p/>
        </draw:connector>
        <draw:path draw:style-name="gr16" draw:text-style-name="P1" draw:layer="layout" svg:width="0.499cm" svg:height="1.499cm" svg:x="10.182cm" svg:y="3.321cm" svg:viewBox="0 0 500 1500" svg:d="M0 1500c0 0 500-333 500-500 0-333-500-1000-500-1000">
          <text:p/>
        </draw:path>
        <draw:path draw:style-name="gr16" draw:text-style-name="P1" draw:layer="layout" svg:width="0.502cm" svg:height="1.499cm" svg:x="8.179cm" svg:y="3.321cm" svg:viewBox="0 0 503 1500" svg:d="M503 0c0 0-451 200-500 500s500 1000 500 1000">
          <text:p/>
        </draw:path>
        <draw:path draw:style-name="gr16" draw:text-style-name="P1" draw:layer="layout" svg:width="3.249cm" svg:height="1.145cm" svg:x="11.182cm" svg:y="4.821cm" svg:viewBox="0 0 3250 1146" svg:d="M0 1139c0 0 524 56 1250-139 720-194 2000-1000 2000-1000">
          <text:p/>
        </draw:path>
        <draw:path draw:style-name="gr16" draw:text-style-name="P1" draw:layer="layout" svg:width="1.749cm" svg:height="0.935cm" svg:x="11.182cm" svg:y="4.224cm" svg:viewBox="0 0 1750 936" svg:d="M1750 97c0 0-698-218-1000 0-382 276-750 839-750 839">
          <text:p/>
        </draw:path>
        <draw:path draw:style-name="gr16" draw:text-style-name="P1" draw:layer="layout" svg:width="2.895cm" svg:height="1.149cm" svg:x="11.182cm" svg:y="2.171cm" svg:viewBox="0 0 2896 1150" svg:d="M2896 1150c0 0-935-778-1646-1000-804-251-1250-112-1250-112">
          <text:p/>
        </draw:path>
        <draw:path draw:style-name="gr16" draw:text-style-name="P1" draw:layer="layout" svg:width="1.749cm" svg:height="0.927cm" svg:x="11.182cm" svg:y="2.955cm" svg:viewBox="0 0 1750 928" svg:d="M0 0c0 0 403 707 750 866 303 139 1000 0 1000 0">
          <text:p/>
        </draw:path>
        <draw:connector draw:style-name="gr16" draw:text-style-name="P1" draw:layer="layout" svg:x1="5.745cm" svg:y1="8.36cm" svg:x2="5.747cm" svg:y2="10.104cm" draw:start-shape="id11" draw:start-glue-point="6" draw:end-shape="id12" draw:end-glue-point="0" svg:d="M5745 8360v873h2v871">
          <text:p/>
        </draw:connector>
        <draw:frame draw:style-name="gr17" draw:text-style-name="P3" draw:layer="layout" svg:width="1cm" svg:height="0.83cm" svg:x="9.932cm" svg:y="3.991cm">
          <draw:text-box>
            <text:p><text:span text:style-name="T1">С5</text:span></text:p>
          </draw:text-box>
        </draw:frame>
        <draw:frame draw:style-name="gr17" draw:text-style-name="P3" draw:layer="layout" svg:width="1cm" svg:height="0.83cm" svg:x="7.432cm" svg:y="3.491cm">
          <draw:text-box>
            <text:p><text:span text:style-name="T1">С3</text:span></text:p>
          </draw:text-box>
        </draw:frame>
        <draw:frame draw:style-name="gr17" draw:text-style-name="P3" draw:layer="layout" svg:width="1cm" svg:height="0.83cm" svg:x="11.432cm" svg:y="2.991cm">
          <draw:text-box>
            <text:p><text:span text:style-name="T1">С3</text:span></text:p>
          </draw:text-box>
        </draw:frame>
        <draw:frame draw:style-name="gr17" draw:text-style-name="P3" draw:layer="layout" svg:width="1cm" svg:height="0.83cm" svg:x="11.432cm" svg:y="4.491cm">
          <draw:text-box>
            <text:p><text:span text:style-name="T1">С3</text:span></text:p>
          </draw:text-box>
        </draw:frame>
        <draw:frame draw:style-name="gr17" draw:text-style-name="P3" draw:layer="layout" svg:width="1cm" svg:height="0.83cm" svg:x="12.432cm" svg:y="5.821cm">
          <draw:text-box>
            <text:p><text:span text:style-name="T1">С2</text:span></text:p>
          </draw:text-box>
        </draw:frame>
        <draw:frame draw:style-name="gr17" draw:text-style-name="P3" draw:layer="layout" svg:width="1cm" svg:height="0.83cm" svg:x="11.432cm" svg:y="1.491cm">
          <draw:text-box>
            <text:p><text:span text:style-name="T1">С4</text:span></text:p>
          </draw:text-box>
        </draw:frame>
        <draw:frame draw:style-name="gr17" draw:text-style-name="P3" draw:layer="layout" svg:width="1cm" svg:height="0.83cm" svg:x="7.18cm" svg:y="6.358cm">
          <draw:text-box>
            <text:p><text:span text:style-name="T1">С1</text:span></text:p>
          </draw:text-box>
        </draw:frame>
        <draw:frame draw:style-name="gr17" draw:text-style-name="P3" draw:layer="layout" svg:width="1.312cm" svg:height="0.83cm" svg:x="4.683cm" svg:y="8.774cm">
          <draw:text-box>
            <text:p><text:span text:style-name="T1">С16</text:span></text:p>
          </draw:text-box>
        </draw:frame>
        <draw:frame draw:style-name="gr17" draw:text-style-name="P3" draw:layer="layout" svg:width="1cm" svg:height="0.83cm" svg:x="6.425cm" svg:y="5.151cm">
          <draw:text-box>
            <text:p><text:span text:style-name="T1">С3</text:span></text:p>
          </draw:text-box>
        </draw:frame>
        <draw:custom-shape draw:style-name="gr13" draw:text-style-name="P2" draw:layer="layout" svg:width="3.5cm" svg:height="1.5cm" svg:x="16.287cm" svg:y="7.189cm">
          <text:p text:style-name="P1"><text:span text:style-name="T1">Ожидание</text:span></text:p>
          <text:p text:style-name="P1"><text:span text:style-name="T1">подтверждения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3" draw:text-style-name="P2" draw:layer="layout" svg:width="3.5cm" svg:height="1.5cm" svg:x="7.879cm" svg:y="8.596cm">
          <text:p text:style-name="P1"><text:span text:style-name="T1">Ожидание</text:span></text:p>
          <text:p text:style-name="P1"><text:span text:style-name="T1">нажатия кнопки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2" draw:layer="layout" svg:width="3.5cm" svg:height="1.5cm" svg:x="12.101cm" svg:y="7.146cm">
          <text:p text:style-name="P1"><text:span text:style-name="T1">Просмотр</text:span></text:p>
          <text:p text:style-name="P1"><text:span text:style-name="T1">статстики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path draw:style-name="gr16" draw:text-style-name="P1" draw:layer="layout" svg:width="1.256cm" svg:height="1.328cm" svg:x="6.425cm" svg:y="5.531cm" svg:viewBox="0 0 1257 1329" svg:d="M1257 0c0 0-623 92-837 297-269 257-420 1032-420 1032">
          <text:p/>
        </draw:path>
        <draw:path draw:style-name="gr16" draw:text-style-name="P1" draw:layer="layout" svg:width="0.889cm" svg:height="0.866cm" svg:x="7.29cm" svg:y="6.321cm" svg:viewBox="0 0 890 867" svg:d="M0 867c0 0 440-58 594-198 180-164 296-669 296-669">
          <text:p/>
        </draw:path>
        <draw:path draw:style-name="gr16" draw:text-style-name="P1" draw:layer="layout" svg:width="1.909cm" svg:height="1.012cm" svg:x="10.191cm" svg:y="7.583cm" svg:viewBox="0 0 1910 1013" svg:d="M0 1013c0 0 431-594 742-766 348-192 1168-247 1168-247">
          <text:p/>
        </draw:path>
        <draw:path draw:style-name="gr16" draw:text-style-name="P1" draw:layer="layout" svg:width="0.888cm" svg:height="0.664cm" svg:x="11.379cm" svg:y="8.423cm" svg:viewBox="0 0 889 665" svg:d="M889 0c0 0-69 475-247 594s-642 53-642 53">
          <text:p/>
        </draw:path>
        <draw:path draw:style-name="gr16" draw:text-style-name="P1" draw:layer="layout" svg:width="1.483cm" svg:height="0.323cm" svg:x="15.161cm" svg:y="6.865cm" svg:viewBox="0 0 1484 324" svg:d="M0 281c0 0 409-276 643-281 300-7 841 324 841 324">
          <text:p/>
        </draw:path>
        <draw:path draw:style-name="gr16" draw:text-style-name="P1" draw:layer="layout" svg:width="1.031cm" svg:height="0.224cm" svg:x="15.425cm" svg:y="8.426cm" svg:viewBox="0 0 1032 225" svg:d="M1032 0c0 0-301 220-477 225-200 6-555-225-555-225">
          <text:p/>
        </draw:path>
        <draw:custom-shape draw:style-name="gr13" draw:text-style-name="P2" draw:layer="layout" svg:width="3.5cm" svg:height="1.5cm" svg:x="9.713cm" svg:y="11.19cm">
          <text:p text:style-name="P1"><text:span text:style-name="T1">Ожидание выбора</text:span></text:p>
          <text:p text:style-name="P1"><text:span text:style-name="T1">темы игры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3" draw:text-style-name="P2" draw:layer="layout" svg:width="3.5cm" svg:height="1.5cm" svg:x="12.847cm" svg:y="13.663cm">
          <text:p text:style-name="P1"><text:span text:style-name="T1">Ожидание выбора</text:span></text:p>
          <text:p text:style-name="P1"><text:span text:style-name="T1">ответа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13" draw:text-style-name="P2" draw:layer="layout" svg:width="3.5cm" svg:height="1.5cm" svg:x="15.284cm" svg:y="11.021cm">
          <text:p text:style-name="P1"><text:span text:style-name="T1">Просмотр</text:span></text:p>
          <text:p text:style-name="P1"><text:span text:style-name="T1">результата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path draw:style-name="gr16" draw:text-style-name="P1" draw:layer="layout" svg:width="0.566cm" svg:height="1.257cm" svg:x="13.084cm" svg:y="12.405cm" svg:viewBox="0 0 567 1258" svg:d="M0 0c0 0 424 256 519 469 107 240 0 789 0 789">
          <text:p/>
        </draw:path>
        <draw:path draw:style-name="gr16" draw:text-style-name="P1" draw:layer="layout" svg:width="0.922cm" svg:height="1.593cm" svg:x="11.924cm" svg:y="12.69cm" svg:viewBox="0 0 923 1594" svg:d="M923 1594c0 0-691-268-851-569-161-301 0-1025 0-1025">
          <text:p/>
        </draw:path>
        <draw:path draw:style-name="gr16" draw:text-style-name="P1" draw:layer="layout" svg:width="0.89cm" svg:height="1.246cm" svg:x="14.221cm" svg:y="15.163cm" svg:viewBox="0 0 891 1247" svg:d="M1 0c0 0-41 1231 395 1247 447 16 495-1247 495-1247">
          <text:p/>
        </draw:path>
        <draw:path draw:style-name="gr16" draw:text-style-name="P1" draw:layer="layout" svg:width="1.087cm" svg:height="1.292cm" svg:x="16.076cm" svg:y="12.521cm" svg:viewBox="0 0 1088 1293" svg:d="M0 1293c0 0 636-216 866-445 227-225 222-848 222-848">
          <text:p/>
        </draw:path>
        <draw:path draw:style-name="gr16" draw:text-style-name="P1" draw:layer="layout" svg:width="2.496cm" svg:height="0.346cm" svg:x="12.936cm" svg:y="11.019cm" svg:viewBox="0 0 2497 347" svg:d="M2497 347c0 0-657-328-1014-346-507-25-1483 346-1483 346">
          <text:p/>
        </draw:path>
        <draw:path draw:style-name="gr16" draw:text-style-name="P1" draw:layer="layout" svg:width="1.385cm" svg:height="0.815cm" svg:x="7.495cm" svg:y="7.78cm" svg:viewBox="0 0 1386 816" svg:d="M0 0c0 0 590 118 842 272 219 134 544 544 544 544">
          <text:p/>
        </draw:path>
        <draw:path draw:style-name="gr16" draw:text-style-name="P1" draw:layer="layout" svg:width="0.852cm" svg:height="0.755cm" svg:x="7.026cm" svg:y="8.36cm" svg:viewBox="0 0 853 756" svg:d="M853 756c0 0-330-52-457-149-192-147-396-607-396-607">
          <text:p/>
        </draw:path>
        <draw:path draw:style-name="gr16" draw:text-style-name="P1" draw:layer="layout" svg:width="0.25cm" svg:height="1.093cm" svg:x="10.611cm" svg:y="10.096cm" svg:viewBox="0 0 251 1094" svg:d="M0 0c0 0 184 238 223 380 62 230 0 714 0 714">
          <text:p/>
        </draw:path>
        <draw:path draw:style-name="gr16" draw:text-style-name="P1" draw:layer="layout" svg:width="0.605cm" svg:height="1.393cm" svg:x="9.107cm" svg:y="10.096cm" svg:viewBox="0 0 606 1394" svg:d="M606 1394c0 0-435-179-536-371-158-302 0-1023 0-1023">
          <text:p/>
        </draw:path>
        <draw:custom-shape draw:style-name="gr13" draw:text-style-name="P2" draw:layer="layout" svg:width="3.5cm" svg:height="1.5cm" svg:x="1.201cm" svg:y="4.586cm">
          <text:p text:style-name="P1"><text:span text:style-name="T1">Ожидание </text:span></text:p>
          <text:p text:style-name="P1"><text:span text:style-name="T1">нажатия кнопки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path draw:style-name="gr16" draw:text-style-name="P1" draw:layer="layout" svg:width="0.419cm" svg:height="0.773cm" svg:x="4.331cm" svg:y="6.086cm" svg:viewBox="0 0 420 774" svg:d="M395 774c0 0 56-288 0-414-72-163-395-360-395-360">
          <text:p/>
        </draw:path>
        <draw:path draw:style-name="gr16" draw:text-style-name="P1" draw:layer="layout" svg:width="1.444cm" svg:height="1.546cm" svg:x="2.55cm" svg:y="6.086cm" svg:viewBox="0 0 1445 1547" svg:d="M0 0c0 0 134 737 371 1003 267 300 1074 544 1074 544">
          <text:p/>
        </draw:path>
        <draw:path draw:style-name="gr16" draw:text-style-name="P1" draw:layer="layout" svg:width="3.889cm" svg:height="1.01cm" svg:x="14.075cm" svg:y="8.646cm" svg:viewBox="0 0 3890 1011" svg:d="M3890 43c0 0-1212 972-1932 968-735-4-1958-1011-1958-1011">
          <text:p/>
        </draw:path>
        <draw:frame draw:style-name="gr17" draw:text-style-name="P3" draw:layer="layout" svg:width="1cm" svg:height="0.83cm" svg:x="6.643cm" svg:y="8.804cm">
          <draw:text-box>
            <text:p><text:span text:style-name="T1">С3</text:span></text:p>
          </draw:text-box>
        </draw:frame>
        <draw:frame draw:style-name="gr17" draw:text-style-name="P3" draw:layer="layout" svg:width="1cm" svg:height="0.83cm" svg:x="11.75cm" svg:y="8.856cm">
          <draw:text-box>
            <text:p><text:span text:style-name="T1">С3</text:span></text:p>
          </draw:text-box>
        </draw:frame>
        <draw:frame draw:style-name="gr17" draw:text-style-name="P3" draw:layer="layout" svg:width="1cm" svg:height="0.83cm" svg:x="8.389cm" svg:y="10.974cm">
          <draw:text-box>
            <text:p><text:span text:style-name="T1">С3</text:span></text:p>
          </draw:text-box>
        </draw:frame>
        <draw:frame draw:style-name="gr17" draw:text-style-name="P3" draw:layer="layout" svg:width="1cm" svg:height="0.83cm" svg:x="11.167cm" svg:y="13.302cm">
          <draw:text-box>
            <text:p><text:span text:style-name="T1">С3</text:span></text:p>
          </draw:text-box>
        </draw:frame>
        <draw:frame draw:style-name="gr18" draw:text-style-name="P3" draw:layer="layout" svg:width="1.24cm" svg:height="1.217cm" svg:x="15.375cm" svg:y="8.989cm">
          <draw:text-box>
            <text:p><text:span text:style-name="T1">С10</text:span></text:p>
          </draw:text-box>
        </draw:frame>
        <draw:frame draw:style-name="gr19" draw:text-style-name="P4" draw:layer="layout" svg:width="10.04cm" svg:height="11.198cm" svg:x="1.404cm" svg:y="13.378cm">
          <draw:text-box>
            <text:p text:style-name="P4"><text:span text:style-name="T2">С1 – Нажатие кнопки Энциклопедия</text:span></text:p>
            <text:p text:style-name="P4"><text:span text:style-name="T2">С2 – Выбор категории, имеющей список объектов</text:span></text:p>
            <text:p text:style-name="P4"><text:span text:style-name="T2">С3 - Нажатие кнопки Назад</text:span></text:p>
            <text:p text:style-name="P4"><text:span text:style-name="T2">С4 – Выбор объекта</text:span></text:p>
            <text:p text:style-name="P4"><text:span text:style-name="T2">С5 – Выбор категории, не имеющей списка объектов</text:span></text:p>
            <text:p text:style-name="P10"><text:span text:style-name="T5">C6 – Нажатие кнопки Игра</text:span></text:p>
            <text:p text:style-name="P10"><text:span text:style-name="T3">С7 – Нажатие кнопки Статистика</text:span></text:p>
            <text:p text:style-name="P10"><text:span text:style-name="T3">С8 – Нажатие кнопки Удалить статистику</text:span></text:p>
            <text:p text:style-name="P10"><text:span text:style-name="T3">С9 – Нажалие кнопки Да</text:span></text:p>
            <text:p text:style-name="P10"><text:span text:style-name="T3">С10 – Нажатие кнопки Нет</text:span></text:p>
            <text:p text:style-name="P10"><text:span text:style-name="T3">С11 – Нажатие кнопки Начать игру</text:span></text:p>
            <text:p text:style-name="P10"><text:span text:style-name="T3">С12 – Выбор темы</text:span></text:p>
            <text:p text:style-name="P10"><text:span text:style-name="T3">С13 – Выбор ответа</text:span></text:p>
            <text:p text:style-name="P10"><text:span text:style-name="T3">С14 – Выбор ответа на последний вопрос</text:span></text:p>
            <text:p text:style-name="P10"><text:span text:style-name="T3">С15 – Нажатие кнопки Помощь</text:span></text:p>
            <text:p text:style-name="P10"><text:span text:style-name="T2">С16 – Нажатие кнопки Выход</text:span></text:p>
          </draw:text-box>
        </draw:frame>
        <draw:frame draw:style-name="gr17" draw:text-style-name="P3" draw:layer="layout" svg:width="1cm" svg:height="0.83cm" svg:x="8.099cm" svg:y="7.401cm">
          <draw:text-box>
            <text:p><text:span text:style-name="T1">С6</text:span></text:p>
          </draw:text-box>
        </draw:frame>
        <draw:frame draw:style-name="gr17" draw:text-style-name="P3" draw:layer="layout" svg:width="1cm" svg:height="0.83cm" svg:x="10.191cm" svg:y="7.216cm">
          <draw:text-box>
            <text:p><text:span text:style-name="T1">С7</text:span></text:p>
          </draw:text-box>
        </draw:frame>
        <draw:frame draw:style-name="gr17" draw:text-style-name="P3" draw:layer="layout" svg:width="1cm" svg:height="0.83cm" svg:x="15.427cm" svg:y="7.904cm">
          <draw:text-box>
            <text:p><text:span text:style-name="T1">С9</text:span></text:p>
          </draw:text-box>
        </draw:frame>
        <draw:frame draw:style-name="gr17" draw:text-style-name="P3" draw:layer="layout" svg:width="1cm" svg:height="0.83cm" svg:x="15.348cm" svg:y="6.316cm">
          <draw:text-box>
            <text:p><text:span text:style-name="T1">С8</text:span></text:p>
          </draw:text-box>
        </draw:frame>
        <draw:frame draw:style-name="gr18" draw:text-style-name="P3" draw:layer="layout" svg:width="1.308cm" svg:height="1.217cm" svg:x="10.862cm" svg:y="10.096cm">
          <draw:text-box>
            <text:p><text:span text:style-name="T1">С11</text:span></text:p>
          </draw:text-box>
        </draw:frame>
        <draw:frame draw:style-name="gr18" draw:text-style-name="P3" draw:layer="layout" svg:width="1.308cm" svg:height="1.217cm" svg:x="13.375cm" svg:y="12.405cm">
          <draw:text-box>
            <text:p><text:span text:style-name="T1">С12</text:span></text:p>
          </draw:text-box>
        </draw:frame>
        <draw:frame draw:style-name="gr18" draw:text-style-name="P3" draw:layer="layout" svg:width="1.308cm" svg:height="1.217cm" svg:x="13.799cm" svg:y="10.362cm">
          <draw:text-box>
            <text:p><text:span text:style-name="T1">С3</text:span></text:p>
          </draw:text-box>
        </draw:frame>
        <draw:frame draw:style-name="gr18" draw:text-style-name="P3" draw:layer="layout" svg:width="1.308cm" svg:height="1.217cm" svg:x="14.064cm" svg:y="16.368cm">
          <draw:text-box>
            <text:p><text:span text:style-name="T1">С13</text:span></text:p>
          </draw:text-box>
        </draw:frame>
        <draw:frame draw:style-name="gr18" draw:text-style-name="P3" draw:layer="layout" svg:width="1.308cm" svg:height="1.217cm" svg:x="15.856cm" svg:y="12.98cm">
          <draw:text-box>
            <text:p><text:span text:style-name="T1">С14</text:span></text:p>
            <text:p><text:span text:style-name="T1"/></text:p>
          </draw:text-box>
        </draw:frame>
        <draw:frame draw:style-name="gr17" draw:text-style-name="P3" draw:layer="layout" svg:width="1cm" svg:height="0.83cm" svg:x="2.701cm" svg:y="6.528cm">
          <draw:text-box>
            <text:p><text:span text:style-name="T1">С3</text:span></text:p>
          </draw:text-box>
        </draw:frame>
        <draw:frame draw:style-name="gr18" draw:text-style-name="P3" draw:layer="layout" svg:width="1.308cm" svg:height="1.217cm" svg:x="4.331cm" svg:y="5.643cm">
          <draw:text-box>
            <text:p><text:span text:style-name="T1">С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ru" style:country-asian="RU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48M14S</meta:editing-duration>
    <meta:editing-cycles>17</meta:editing-cycles>
    <meta:generator>OpenOffice/4.1.2$Win32 OpenOffice.org_project/412m3$Build-9782</meta:generator>
    <dc:date>2015-11-15T18:11:23.72</dc:date>
    <dc:creator>Василий </dc:creator>
    <meta:document-statistic meta:object-count="156"/>
  </office:meta>
</office:document-meta>
</file>